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c54" officeooo:paragraph-rsid="001cbc54"/>
    </style:style>
    <style:style style:name="P2" style:family="paragraph" style:parent-style-name="Standard" style:list-style-name="L1">
      <style:text-properties officeooo:rsid="001cbc54" officeooo:paragraph-rsid="001cbc54"/>
    </style:style>
    <style:style style:name="P3" style:family="paragraph" style:parent-style-name="Standard" style:list-style-name="L1">
      <style:text-properties officeooo:rsid="001cbc54" officeooo:paragraph-rsid="001eb447"/>
    </style:style>
    <style:style style:name="T1" style:family="text">
      <style:text-properties officeooo:rsid="001e1e9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e1e94"/>
    </style:style>
    <style:style style:name="T4" style:family="text">
      <style:text-properties officeooo:rsid="001eb4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bani</text:p>
      <text:p text:style-name="P1"/>
      <text:p text:style-name="P1">Significa colección de objetos animados</text:p>
      <text:p text:style-name="P1"/>
      <text:p text:style-name="P1">Objetivos</text:p>
      <text:list xml:id="list2377303034" text:style-name="L1">
        <text:list-item>
          <text:p text:style-name="P3">Contexto de <text:span text:style-name="T4">Comunidades</text:span> <text:span text:style-name="T4">(</text:span><text:span text:style-name="T3">A</text:span><text:span text:style-name="T2">ge</text:span> of Empires<text:span text:style-name="T4">)</text:span></text:p>
        </text:list-item>
        <text:list-item>
          <text:p text:style-name="P3">Contexto <text:span text:style-name="T4">1ra persona (</text:span>Word of War Craf<text:span text:style-name="T4">)</text:span></text:p>
        </text:list-item>
        <text:list-item>
          <text:p text:style-name="P2">Sala virtual</text:p>
        </text:list-item>
        <text:list-item>
          <text:p text:style-name="P2">Chat</text:p>
        </text:list-item>
        <text:list-item>
          <text:p text:style-name="P2">Envió de archivos</text:p>
        </text:list-item>
        <text:list-item>
          <text:p text:style-name="P2">Red social</text:p>
        </text:list-item>
        <text:list-item>
          <text:p text:style-name="P2">Salón de clases virtual</text:p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7:57:36.931000000</meta:creation-date>
    <dc:date>2020-12-02T18:12:25.501000000</dc:date>
    <meta:editing-duration>PT14M49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40" meta:character-count="207" meta:non-whitespace-character-count="185"/>
  </office:meta>
</office:document-meta>
</file>